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P4" style:parent-style-name="Standard" style:family="paragraph">
      <style:text-properties fo:font-size="10pt" style:font-size-asian="10pt" style:font-size-complex="10pt" style:text-underline-type="double" style:text-underline-style="solid" style:text-underline-width="auto" style:text-underline-mode="continuous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0pt" style:font-size-asian="10pt" style:font-size-complex="10pt" fo:language="en" fo:country="US"/>
    </style:style>
    <style:style style:name="P8" style:parent-style-name="Standard" style:family="paragraph">
      <style:text-properties fo:font-size="10pt" style:font-size-asian="10pt" style:font-size-complex="10pt" fo:language="en" fo:country="US"/>
    </style:style>
    <style:style style:name="P9" style:parent-style-name="Standard" style:family="paragraph">
      <style:text-properties fo:font-size="10pt" style:font-size-asian="10pt" style:font-size-complex="10pt" fo:language="en" fo:country="US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>
      <style:text-properties fo:font-size="10pt" style:font-size-asian="10pt" style:font-size-complex="10pt"/>
    </style:style>
    <style:style style:name="P13" style:parent-style-name="Standard" style:family="paragraph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P15" style:parent-style-name="Standard" style:family="paragraph">
      <style:text-properties fo:font-size="10pt" style:font-size-asian="10pt" style:font-size-complex="10pt" fo:language="en" fo:country="US"/>
    </style:style>
    <style:style style:name="P16" style:parent-style-name="Standard" style:family="paragraph">
      <style:text-properties fo:font-size="10pt" style:font-size-asian="10pt" style:font-size-complex="10pt" fo:language="en" fo:country="US"/>
    </style:style>
    <style:style style:name="P17" style:parent-style-name="Standard" style:family="paragraph">
      <style:text-properties fo:font-size="10pt" style:font-size-asian="10pt" style:font-size-complex="10pt" fo:language="en" fo:country="US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style:font-name="Courier 10 Pitch" fo:font-size="10pt" style:font-size-asian="10pt" style:font-size-complex="10pt"/>
    </style:style>
    <style:style style:name="P24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25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26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T27" style:parent-style-name="Основнойшрифтабзаца" style:family="text">
      <style:text-properties style:font-name="Courier 10 Pitch" fo:font-size="10pt" style:font-size-asian="10pt" style:font-size-complex="10pt" fo:language="en" fo:country="US"/>
    </style:style>
    <style:style style:name="T28" style:parent-style-name="Основнойшрифтабзаца" style:family="text">
      <style:text-properties style:font-name="Courier 10 Pitch" fo:font-size="10pt" style:font-size-asian="10pt" style:font-size-complex="10pt"/>
    </style:style>
    <style:style style:name="T29" style:parent-style-name="Основнойшрифтабзаца" style:family="text">
      <style:text-properties style:font-name="Courier 10 Pitch" fo:font-size="10pt" style:font-size-asian="10pt" style:font-size-complex="10pt"/>
    </style:style>
    <style:style style:name="T30" style:parent-style-name="Основнойшрифтабзаца" style:family="text">
      <style:text-properties style:font-name="Courier 10 Pitch" fo:font-size="10pt" style:font-size-asian="10pt" style:font-size-complex="10pt" fo:language="en" fo:country="US"/>
    </style:style>
    <style:style style:name="P31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32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33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T34" style:parent-style-name="Основнойшрифтабзаца" style:family="text">
      <style:text-properties style:font-name="Courier 10 Pitch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Courier 10 Pitch" fo:font-size="10pt" style:font-size-asian="10pt" style:font-size-complex="10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style:font-name="Courier 10 Pitch" fo:font-size="10pt" style:font-size-asian="10pt" style:font-size-complex="10pt"/>
    </style:style>
    <style:style style:name="P62" style:parent-style-name="Standard" style:family="paragraph">
      <style:text-properties style:font-name="Courier 10 Pitch" fo:font-size="10pt" style:font-size-asian="10pt" style:font-size-complex="10pt"/>
    </style:style>
    <style:style style:name="P63" style:parent-style-name="Standard" style:family="paragraph">
      <style:text-properties style:font-name="Courier 10 Pitch" fo:font-size="10pt" style:font-size-asian="10pt" style:font-size-complex="10pt"/>
    </style:style>
    <style:style style:name="P64" style:parent-style-name="Standard" style:family="paragraph">
      <style:text-properties style:font-name="Courier 10 Pitch" fo:font-size="10pt" style:font-size-asian="10pt" style:font-size-complex="10pt"/>
    </style:style>
    <style:style style:name="P65" style:parent-style-name="Standard" style:family="paragraph">
      <style:text-properties style:font-name="Courier 10 Pitch" fo:font-size="10pt" style:font-size-asian="10pt" style:font-size-complex="10pt"/>
    </style:style>
    <style:style style:name="P66" style:parent-style-name="Standard" style:family="paragraph">
      <style:text-properties style:font-name="Courier 10 Pitch" fo:font-size="10pt" style:font-size-asian="10pt" style:font-size-complex="10pt"/>
    </style:style>
    <style:style style:name="P67" style:parent-style-name="Standard" style:family="paragraph">
      <style:text-properties style:font-name="Courier 10 Pitch" fo:font-size="10pt" style:font-size-asian="10pt" style:font-size-complex="10pt"/>
    </style:style>
    <style:style style:name="P68" style:parent-style-name="Standard" style:family="paragraph">
      <style:text-properties style:font-name="Courier 10 Pitch" fo:font-size="10pt" style:font-size-asian="10pt" style:font-size-complex="10pt"/>
    </style:style>
    <style:style style:name="P69" style:parent-style-name="Standard" style:family="paragraph">
      <style:text-properties style:font-name="Courier 10 Pitch" fo:font-size="10pt" style:font-size-asian="10pt" style:font-size-complex="10pt"/>
    </style:style>
    <style:style style:name="P70" style:parent-style-name="Standard" style:family="paragraph">
      <style:text-properties style:font-name="Courier 10 Pitch" fo:font-size="10pt" style:font-size-asian="10pt" style:font-size-complex="10pt"/>
    </style:style>
    <style:style style:name="P71" style:parent-style-name="Standard" style:family="paragraph">
      <style:text-properties style:font-name="Courier 10 Pitch" fo:font-size="10pt" style:font-size-asian="10pt" style:font-size-complex="10pt"/>
    </style:style>
    <style:style style:name="P72" style:parent-style-name="Standard" style:family="paragraph">
      <style:text-properties style:font-name="Courier 10 Pitch" fo:font-size="10pt" style:font-size-asian="10pt" style:font-size-complex="10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style:font-name="Courier 10 Pitch" fo:font-size="10pt" style:font-size-asian="10pt" style:font-size-complex="10pt"/>
    </style:style>
    <style:style style:name="P85" style:parent-style-name="Standard" style:family="paragraph">
      <style:text-properties style:font-name="Courier 10 Pitch" fo:font-size="10pt" style:font-size-asian="10pt" style:font-size-complex="10pt"/>
    </style:style>
    <style:style style:name="P86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87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88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89" style:parent-style-name="Standard" style:family="paragraph">
      <style:text-properties style:font-name="Courier 10 Pitch" fo:font-size="10pt" style:font-size-asian="10pt" style:font-size-complex="10pt" fo:language="en" fo:country="US"/>
    </style:style>
    <style:style style:name="P90" style:parent-style-name="Standard" style:family="paragraph">
      <style:text-properties fo:font-size="14pt" style:font-size-asian="14pt" style:font-size-complex="14pt" fo:language="en" fo:country="US"/>
    </style:style>
    <style:style style:name="P91" style:parent-style-name="Standard" style:family="paragraph">
      <style:text-properties style:font-name="Times New Roman" fo:font-size="14pt" style:font-size-asian="14pt" style:font-size-complex="14pt"/>
    </style:style>
    <style:style style:name="P92" style:parent-style-name="Standard" style:family="paragraph">
      <style:text-properties style:font-name="Times New Roman" fo:font-size="14pt" style:font-size-asian="14pt" style:font-size-complex="14pt"/>
    </style:style>
    <style:style style:name="P93" style:parent-style-name="Standard" style:family="paragraph">
      <style:text-properties style:font-name="Times New Roman" fo:font-size="14pt" style:font-size-asian="14pt" style:font-size-complex="14pt"/>
    </style:style>
    <style:style style:name="P94" style:parent-style-name="Standard" style:family="paragraph">
      <style:text-properties style:font-name="Times New Roman" fo:font-size="14pt" style:font-size-asian="14pt" style:font-size-complex="14pt"/>
    </style:style>
    <style:style style:name="P95" style:parent-style-name="Standard" style:family="paragraph">
      <style:text-properties style:font-name="Times New Roman" fo:font-size="14pt" style:font-size-asian="14pt" style:font-size-complex="14pt"/>
    </style:style>
    <style:style style:name="P96" style:parent-style-name="Standard" style:family="paragraph">
      <style:text-properties style:font-name="Times New Roman" fo:font-size="14pt" style:font-size-asian="14pt" style:font-size-complex="14pt"/>
    </style:style>
    <style:style style:name="P97" style:parent-style-name="Standard" style:family="paragraph">
      <style:text-properties style:font-name="Times New Roman" fo:font-size="14pt" style:font-size-asian="14pt" style:font-size-complex="14pt"/>
    </style:style>
    <style:style style:name="P98" style:parent-style-name="Standard" style:family="paragraph">
      <style:text-properties style:font-name="Times New Roman" fo:font-size="14pt" style:font-size-asian="14pt" style:font-size-complex="14pt"/>
    </style:style>
    <style:style style:name="P99" style:parent-style-name="Standard" style:family="paragraph">
      <style:text-properties style:font-name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0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10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105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106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10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108" style:parent-style-name="Standard" style:family="paragraph">
      <style:text-properties style:font-name="Times New Roman" fo:font-size="14pt" style:font-size-asian="14pt" style:font-size-complex="14pt" fo:language="en" fo:country="US"/>
    </style:style>
  </office:automatic-styles>
  <office:body>
    <office:text text:use-soft-page-breaks="true">
      <text:p text:style-name="P1"><text:span text:style-name="T2">1</text:span><text:span text:style-name="T3">) Напишите функцию pow(x,n) , которая возвращает x в степени n . Иначе говоря, умножает x на себя n раз и возвращает результат.<text:s/></text:span></text:p>
      <text:p text:style-name="P4"/>
      <text:p text:style-name="Standard"><text:span text:style-name="T5">2</text:span><text:span text:style-name="T6">) Перепишите с использованием функции-стрелки. <text:s/></text:span></text:p>
      <text:p text:style-name="P7">function ask(question, yes, no) {</text:p>
      <text:p text:style-name="P8">if (confirm(question)) yes()</text:p>
      <text:p text:style-name="P9">else<text:s/>no();</text:p>
      <text:p text:style-name="P10">}</text:p>
      <text:p text:style-name="P11">ask(</text:p>
      <text:p text:style-name="P12">"Вы согласны?",</text:p>
      <text:p text:style-name="P13">function() { alert("Вы согласились."); },</text:p>
      <text:p text:style-name="P14">function() { alert("Вы отменили выполнение."); }</text:p>
      <text:p text:style-name="P15">);</text:p>
      <text:p text:style-name="P16"/>
      <text:p text:style-name="P17"/>
      <text:p text:style-name="P18">3) Создайте скрипт, который выводит на экран числа от 0 до 3 с шагом 0.02.</text:p>
      <text:p text:style-name="P19">5 минут (35 минут)</text:p>
      <text:p text:style-name="P20"/>
      <text:p text:style-name="P21">Решение -</text:p>
      <text:p text:style-name="P22"/>
      <text:p text:style-name="P23">let a = 3;</text:p>
      <text:p text:style-name="P24">let index = 0;</text:p>
      <text:p text:style-name="P25"><text:tab/><text:tab/><text:tab/></text:p>
      <text:p text:style-name="P26">let delta = 0.02;</text:p>
      <text:p text:style-name="Standard"><text:span text:style-name="T27">while ( a != <text:s/></text:span><text:span text:style-name="T28">index){</text:span></text:p>
      <text:p text:style-name="Standard"><text:span text:style-name="T29"><text:tab/></text:span><text:span text:style-name="T30">index = index + delta;</text:span></text:p>
      <text:p text:style-name="P31"><text:tab/>index = Math.round(index*100);</text:p>
      <text:p text:style-name="P32"><text:tab/>index = index /100;</text:p>
      <text:p text:style-name="P33"><text:tab/>console.log(index);</text:p>
      <text:p text:style-name="Standard"><text:span text:style-name="T34"><text:tab/></text:span><text:span text:style-name="T35">}</text:span></text:p>
      <text:p text:style-name="P36"/>
      <text:p text:style-name="P37"/>
      <text:p text:style-name="P38">4) Напишите функцию getWeekDay(date) , показывающую день недели в коротком формате: «ПН», «ВТ», «СР», «ЧТ», «ПТ», «СБ», «ВС». 5 минут (45 минут)</text:p>
      <text:p text:style-name="P39"/>
      <text:p text:style-name="Standard"><text:span text:style-name="T40">5)<text:s/></text:span><text:span text:style-name="T41">Создайте</text:span><text:span text:style-name="T42"><text:s/></text:span><text:span text:style-name="T43">функцию</text:span><text:span text:style-name="T44"><text:s/></text:span><text:span text:style-name="T45">getSecondsToTomorrow</text:span><text:span text:style-name="T46">() ,<text:s/></text:span><text:span text:style-name="T47">возвращающую</text:span><text:span text:style-name="T48"><text:s/></text:span><text:span text:style-name="T49">количество</text:span><text:span text:style-name="T50"><text:s/></text:span><text:span text:style-name="T51">секунд</text:span><text:span text:style-name="T52"><text:s/></text:span><text:span text:style-name="T53">до</text:span><text:span text:style-name="T54"><text:s/></text:span><text:span text:style-name="T55">завтрашней</text:span><text:span text:style-name="T56"><text:s/></text:span><text:span text:style-name="T57">даты</text:span><text:span text:style-name="T58">.<text:s/></text:span><text:span text:style-name="T59">10 минут (10 минут)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P74">6) Создайте калькулятор 20 минут (30 минут)</text:p>
      <text:p text:style-name="P75">Создайте объект calculator (калькулятор) с тремя методами:</text:p>
      <text:p text:style-name="P76">● read() (читать) запрашивает два<text:s/>значения и сохраняет их как свойства объекта.</text:p>
      <text:p text:style-name="P77">● sum() (суммировать) возвращает сумму сохранённых значений.</text:p>
      <text:p text:style-name="P78">● mul() (умножить) перемножает сохранённые значения и возвращает результат.</text:p>
      <text:p text:style-name="P79"/>
      <text:p text:style-name="P80"/>
      <text:p text:style-name="P81"/>
      <text:p text:style-name="P82"/>
      <text:p text:style-name="P83"/>
      <text:p text:style-name="P84">let calculator = {</text:p>
      <text:p text:style-name="P85">// ... ваш код ...</text:p>
      <text:p text:style-name="P86">};</text:p>
      <text:p text:style-name="P87">calculator.read();</text:p>
      <text:p text:style-name="P88">alert(<text:s/>calculator.sum() );</text:p>
      <text:p text:style-name="P89">alert( calculator.mul() );</text:p>
      <text:p text:style-name="P90"/>
      <text:p text:style-name="P91"/>
      <text:p text:style-name="P92"/>
      <text:p text:style-name="P93">7) Создание калькулятора при помощи конструктора 20 минут (20 минут)</text:p>
      <text:p text:style-name="P94"/>
      <text:p text:style-name="P95">Создайте<text:s/>функцию-конструктор Calculator , который создаёт объекты с тремя методами:</text:p>
      <text:p text:style-name="P96">● read() запрашивает два значения при помощи prompt и сохраняет их значение в свойствах объекта.</text:p>
      <text:p text:style-name="P97">● sum() возвращает сумму введённых свойств.</text:p>
      <text:p text:style-name="P98">● mul() возвращает произведение введённых свойств.</text:p>
      <text:p text:style-name="P99"/>
      <text:p text:style-name="Standard"><text:span text:style-name="T100">Например</text:span><text:span text:style-name="T101">:</text:span></text:p>
      <text:p text:style-name="P102"/>
      <text:p text:style-name="P103">let calculator = new Calculator();</text:p>
      <text:p text:style-name="P104">calculator.read();</text:p>
      <text:p text:style-name="P105">alert( "Sum=" + calculator.sum() );</text:p>
      <text:p text:style-name="P106">alert( "Mul=" + calculator.mul() );</text:p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sg</meta:initial-creator>
    <dc:creator>gsg</dc:creator>
    <meta:creation-date>2021-11-06T08:07:00Z</meta:creation-date>
    <dc:date>2021-11-06T08:07:00Z</dc:date>
    <meta:template xlink:href="Normal" xlink:type="simple"/>
    <meta:editing-cycles>2</meta:editing-cycles>
    <meta:editing-duration>PT0S</meta:editing-duration>
    <meta:document-statistic meta:page-count="2" meta:paragraph-count="3" meta:word-count="277" meta:character-count="1854" meta:row-count="13" meta:non-whitespace-character-count="1580"/>
  </office:meta>
</office:document-meta>
</file>